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paragraph-rsid="0019f0dc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rsid="001ab884" style:font-size-asian="12pt" style:font-size-complex="12pt"/>
    </style:style>
    <style:style style:name="P4" style:family="paragraph" style:parent-style-name="Preformatted_20_Text">
      <style:text-properties style:font-name="Liberation Serif" fo:font-size="12pt" officeooo:paragraph-rsid="001ba12c" style:font-size-asian="12pt" style:font-size-complex="12pt"/>
    </style:style>
    <style:style style:name="P5" style:family="paragraph" style:parent-style-name="Preformatted_20_Text">
      <style:text-properties style:font-name="Liberation Serif" fo:font-size="12pt" officeooo:rsid="001ba12c" officeooo:paragraph-rsid="001ba12c" style:font-size-asian="12pt" style:font-size-complex="12pt"/>
    </style:style>
    <style:style style:name="P6" style:family="paragraph" style:parent-style-name="Preformatted_20_Text">
      <style:text-properties style:font-name="Liberation Serif" fo:font-size="12pt" officeooo:paragraph-rsid="001dda4b" style:font-size-asian="12pt" style:font-size-complex="12pt"/>
    </style:style>
    <style:style style:name="P7" style:family="paragraph" style:parent-style-name="Preformatted_20_Text">
      <style:text-properties style:font-name="Liberation Serif" fo:font-size="12pt" officeooo:paragraph-rsid="00211353" style:font-size-asian="12pt" style:font-size-complex="12pt"/>
    </style:style>
    <style:style style:name="P8" style:family="paragraph" style:parent-style-name="Preformatted_20_Text">
      <style:text-properties style:font-name="Liberation Serif" fo:font-size="12pt" officeooo:paragraph-rsid="00219617" style:font-size-asian="12pt" style:font-size-complex="12pt"/>
    </style:style>
    <style:style style:name="T1" style:family="text">
      <style:text-properties officeooo:rsid="0019f0dc"/>
    </style:style>
    <style:style style:name="T2" style:family="text">
      <style:text-properties officeooo:rsid="001ab884"/>
    </style:style>
    <style:style style:name="T3" style:family="text">
      <style:text-properties officeooo:rsid="001adf71"/>
    </style:style>
    <style:style style:name="T4" style:family="text">
      <style:text-properties officeooo:rsid="001ba12c"/>
    </style:style>
    <style:style style:name="T5" style:family="text">
      <style:text-properties officeooo:rsid="001c520b"/>
    </style:style>
    <style:style style:name="T6" style:family="text">
      <style:text-properties officeooo:rsid="001dda4b"/>
    </style:style>
    <style:style style:name="T7" style:family="text">
      <style:text-properties officeooo:rsid="001f4cbf"/>
    </style:style>
    <style:style style:name="T8" style:family="text">
      <style:text-properties officeooo:rsid="00211353"/>
    </style:style>
    <style:style style:name="T9" style:family="text">
      <style:text-properties officeooo:rsid="002196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ysics 2 - 2017</text:p>
      <text:p text:style-name="P1"/>
      <text:p text:style-name="P1">State Bernoulli's theorem for the horizontal flow. </text:p>
      <text:p text:style-name="P1"/>
      <text:p text:style-name="P1">On which principle does the Bernoulli's theorem based. </text:p>
      <text:p text:style-name="P1"/>
      <text:p text:style-name="P1">A pipe is running full of water. At a certain point A, it tapers from 30 cm diameter to 10cm diameter at B, the pressure difference between point A and B is 100 cm of water column. Find the rate of <text:span text:style-name="T1">f</text:span>low of water through the pipe. </text:p>
      <text:p text:style-name="P1"/>
      <text:p text:style-name="P1">What is the <text:span text:style-name="T1">terminal</text:span> velocity?</text:p>
      <text:p text:style-name="P1"/>
      <text:p text:style-name="P1">Derive an expression for the terminal velocity of a spherical body fall<text:span text:style-name="T1">in</text:span>g <text:s/>from res<text:span text:style-name="T1">t</text:span> through a viscous fluid. </text:p>
      <text:p text:style-name="P1"/>
      <text:p text:style-name="P1">Two <text:span text:style-name="T1">capillaries</text:span> of the same length and radii in the ratio of 1: 2 are connected in series and the liquid flow through the system under stream line conditions. If the pressure across the two extreme ends of the <text:span text:style-name="T1">combination</text:span> is <text:s/><text:span text:style-name="T1">1 </text:span>m of water, what <text:span text:style-name="T1">i</text:span>s the pressure difference across the first <text:span text:style-name="T1">capillary</text:span>?</text:p>
      <text:p text:style-name="P1"/>
      <text:p text:style-name="P1">A cyclist and a railway train are approaching each other with a speed of 10 m/<text:span text:style-name="T1">s</text:span> and 20 m/<text:span text:style-name="T1">s</text:span> respectively. If the engine driver sounds a <text:span text:style-name="T1">warning</text:span> siren at <text:span text:style-name="T1">a</text:span> frequency of <text:s/>480 <text:span text:style-name="T1">H</text:span>z, calculate the <text:span text:style-name="T1">fr</text:span>equency of the no<text:span text:style-name="T1">is</text:span>e heard by the cyclist:</text:p>
      <text:p text:style-name="P1"><text:span text:style-name="T1">(i)</text:span> Before the train has passed.</text:p>
      <text:p text:style-name="P2"><text:span text:style-name="T1">(ii)</text:span> After the tram has passed. </text:p>
      <text:p text:style-name="P2"/>
      <text:p text:style-name="P1">The equation <text:span text:style-name="T1">y = a sin( omega t – k x ) represents</text:span> a plane wave <text:span text:style-name="T1">traveling</text:span> in a medium along the x- direction, <text:span text:style-name="T1">y </text:span>being the displacement at the point <text:span text:style-name="T1">x</text:span> at time <text:span text:style-name="T1">t</text:span> . Deduce whether the wave is <text:span text:style-name="T1">traveling</text:span> in the positive x – direction or in the <text:span text:style-name="T1">negative</text:span> x – <text:span text:style-name="T1">direction.</text:span></text:p>
      <text:p text:style-name="P2"><text:span text:style-name="T1">(i)</text:span> <text:span text:style-name="T1">If z = 1.1x10^{-7} m , omega = 6.5 x 10^{3} s^{-1} , k <text:s/>= 19 m^{-1} ; determine the speed of the wave.</text:span></text:p>
      <text:p text:style-name="P1"/>
      <text:p text:style-name="P1"><text:span text:style-name="T1">Briefly</text:span> explain w<text:span text:style-name="T1">h</text:span>y diffraction is common in sound but <text:span text:style-name="T1">not in light.</text:span></text:p>
      <text:p text:style-name="P1"/>
      <text:p text:style-name="P1">A 40cm long wire is in unison with a tuning fork <text:span text:style-name="T1">o</text:span>f frequency 256 Hz, when stretched by a load of d<text:span text:style-name="T1">e</text:span>nsity 9 <text:span text:style-name="T2">g m^{-3}</text:span> hanging vertically. The load is <text:span text:style-name="T2">t</text:span>hen immersed in water. By how much the length of the wire should be reduced <text:span text:style-name="T2">t</text:span>o bring it again in unison with the same tu<text:span text:style-name="T2">n</text:span>ing fork,</text:p>
      <text:p text:style-name="P1"/>
      <text:p text:style-name="P1">In a Young's double - slit experiment a total of 23 bright fringes occupying 4 tolal distance of 3.9 mm were visible in <text:span text:style-name="T2">traveling</text:span> microscope, which was focused on a plane being at a distance of 31<text:span text:style-name="T2">c</text:span>m from the double slit. <text:span text:style-name="T2">I</text:span>f the wavelength of light being used was 5.5 <text:span text:style-name="T2">x</text:span>10<text:span text:style-name="T2">^{-7}</text:span> m; determine the separation of the double slit.</text:p>
      <text:p text:style-name="P3"/>
      <text:p text:style-name="P1">When a grating with 300 lines pe<text:span text:style-name="T2">r </text:span>millimeters is illuminated normally with <text:span text:style-name="T2">parallel </text:span>beam of monochromatic <text:span text:style-name="T2">light a second</text:span> order principal maximum is observed at 18.9 <text:span text:style-name="T2">degrees</text:span> to the <text:span text:style-name="T2">s</text:span>traight through direction. Find the wavelength of the light.</text:p>
      <text:p text:style-name="P1"/>
      <text:p text:style-name="P1">A white light fall on a slit of width ‘<text:span text:style-name="T2">a’</text:span>: for what value of 'a' will be the first minimum of light falling at the angle of 30 <text:span text:style-name="T2">degrees </text:span>when the wavelength of light is 6<text:span text:style-name="T2">5</text:span>00 nm? </text:p>
      <text:p text:style-name="P1"/>
      <text:p text:style-name="P1"><text:soft-page-break/>A steel rod of length 0.60 m and cross-sectional area 2.5 x 10<text:span text:style-name="T2">^{-5} m^2</text:span> at a temperature of I<text:span text:style-name="T2">00 degrees </text:span>C is clamped so tha<text:span text:style-name="T2">t </text:span>when it cools was unable to contract. Find the tension in the rod when it has cooled to 20 <text:span text:style-name="T2">degrees </text:span>C. </text:p>
      <text:p text:style-name="P1"/>
      <text:p text:style-name="P1">A spring 6<text:span text:style-name="T3">0</text:span> cm long is stretched by 2cm for the application of load of 200 <text:span text:style-name="T3">g.</text:span> What will be the length when a load of 500 <text:span text:style-name="T3">g is</text:span> applied? </text:p>
      <text:p text:style-name="P1"/>
      <text:p text:style-name="P1">Calculate the percentage increase in length of a wire of diameter 2.2 mm stretched by <text:span text:style-name="T3">a </text:span>load of <text:span text:style-name="T3">1</text:span>00k<text:span text:style-name="T3">g. </text:span>( Young's modulus of wire is12.5x10<text:span text:style-name="T3">^{10}</text:span> <text:span text:style-name="T3">N/m^2 </text:span>)</text:p>
      <text:p text:style-name="P1"/>
      <text:p text:style-name="P1">Define the terms capacitance and electric potential. </text:p>
      <text:p text:style-name="P1"/>
      <text:p text:style-name="P1">The <text:span text:style-name="T4">capacitance</text:span> C of a capacitor ts full charged by a 200 V battery. It is then discharged through a small coil of resistance wire embedded in a thermally insulated block o<text:span text:style-name="T4">f</text:span> specific heat capacity 2.<text:span text:style-name="T4">5</text:span>x 10<text:span text:style-name="T4">^2 J/kgK</text:span> and of mass of 0.1 <text:span text:style-name="T4">kg. <text:s/></text:span>If the temperature of the block <text:span text:style-name="T4">rises</text:span> by 0.4 K. what is the value of C?</text:p>
      <text:p text:style-name="P1"/>
      <text:p text:style-name="P1"><text:span text:style-name="T4">A </text:span>parallel plate capacitor has plates <text:span text:style-name="T4">ea</text:span>ch of area 0.24 m<text:span text:style-name="T4">^2 </text:span>separated by a small distance</text:p>
      <text:p text:style-name="P1"><text:span text:style-name="T4">0.5</text:span>0 mm. <text:span text:style-name="T4">If t</text:span>he <text:span text:style-name="T4">capacitor</text:span> is f<text:span text:style-name="T4">u</text:span>ll charged by a battery of <text:span text:style-name="T4">e</text:span>le<text:span text:style-name="T4">c</text:span>tr<text:span text:style-name="T4">o</text:span>motive force of 24 V, <text:span text:style-name="T4">c</text:span>alculate:</text:p>
      <text:p text:style-name="P4"><text:span text:style-name="T1">(i)</text:span> the capacitance of the capacitor. </text:p>
      <text:p text:style-name="P4"><text:span text:style-name="T1">(ii)</text:span> the energy stared tn the capacitor. </text:p>
      <text:p text:style-name="P1"/>
      <text:p text:style-name="P1">Comment on the assertion tha<text:span text:style-name="T4">t</text:span>, the safest way of protecting yoursel<text:span text:style-name="T4">f</text:span> from light<text:span text:style-name="T4">ni</text:span>ng <text:span text:style-name="T4">is</text:span> <text:span text:style-name="T4">to</text:span> be inside a car. </text:p>
      <text:p text:style-name="P1"/>
      <text:p text:style-name="P1">Find the total potential energy of the system of point charges shown in <text:span text:style-name="T4">the Figure below.</text:span></text:p>
      <text:p text:style-name="P5">### insert Figure here ###</text:p>
      <text:p text:style-name="P1"/>
      <text:p text:style-name="P1">Define tensile stress and tensile strain. </text:p>
      <text:p text:style-name="P1"/>
      <text:p text:style-name="P1">Calculate the work done in a stretching copper wire of 100cm long and 0.03 <text:span text:style-name="T4">c</text:span>m<text:span text:style-name="T4">^2 </text:span>cr<text:span text:style-name="T4">o</text:span>ss — sectional area when <text:span text:style-name="T4">a</text:span> load of 120 N is applied. </text:p>
      <text:p text:style-name="P1"/>
      <text:p text:style-name="P1">Mention any two factors on which modulus of elasticity of a material depends.</text:p>
      <text:p text:style-name="P1"/>
      <text:p text:style-name="P1"><text:span text:style-name="T4">A </text:span>traffic light is suspended with two steel wires of equal lengths and radi<text:span text:style-name="T4">i</text:span> of 0.5 cm. If the wires make an angle of 15 <text:span text:style-name="T4">degrees</text:span> with the horizontal, what is the fractional increase in their length due to the weight of the light? </text:p>
      <text:p text:style-name="P1"/>
      <text:p text:style-name="P4">Define free surface energy in relation to the quid <text:span text:style-name="T4">surface.</text:span></text:p>
      <text:p text:style-name="P4"><text:s/></text:p>
      <text:p text:style-name="P1">Explain what will happen if two bubbles of unequal radii are joined by a tube without <text:span text:style-name="T4">bursting</text:span>. </text:p>
      <text:p text:style-name="P1"/>
      <text:p text:style-name="P1">A <text:span text:style-name="T4">spherical</text:span> drop of mer<text:span text:style-name="T4">c</text:span>ury of radius 5 mm falls on the ground and breaks int<text:span text:style-name="T4">o </text:span>1000 droplets. Calculate the work done in breaking the drop. </text:p>
      <text:p text:style-name="P1"/>
      <text:p text:style-name="P1">What is meant by the following?</text:p>
      <text:p text:style-name="P4"><text:span text:style-name="T1">(i) Atomic</text:span> Mass Unit (a.m.u.)</text:p>
      <text:p text:style-name="P4"><text:span text:style-name="T1">(ii)</text:span> Binding energy. </text:p>
      <text:p text:style-name="P4"><text:span text:style-name="T1">(iii)</text:span> Mass de<text:span text:style-name="T4">fect</text:span></text:p>
      <text:p text:style-name="P4"><text:soft-page-break/></text:p>
      <text:p text:style-name="P1">Calculate the binding energy per nucleon fur <text:span text:style-name="T5">phosphorus</text:span> <text:span text:style-name="T5">### insert chem stuff here ###</text:span> given that,</text:p>
      <text:p text:style-name="P1"><text:span text:style-name="T5">HERETOO</text:span> P = 30.97376 a.<text:span text:style-name="T5">m</text:span>.u. and <text:span text:style-name="T5">HERETOO </text:span>H = <text:span text:style-name="T5">1.00782 a.m.u.</text:span></text:p>
      <text:p text:style-name="P1"/>
      <text:p text:style-name="P6"><text:span text:style-name="T6">It</text:span> is observed that thorium nucleus <text:span text:style-name="T5">### insert chem stuff here ###TH</text:span> originally at rest decays to form a <text:span text:style-name="T6">radium </text:span>nuc<text:span text:style-name="T6">l</text:span>eus <text:span text:style-name="T6">HERETOO </text:span>R, <text:span text:style-name="T6">alpha </text:span>- particle and <text:span text:style-name="T6">gamma </text:span>— rays.</text:p>
      <text:p text:style-name="P1"/>
      <text:p text:style-name="P1">Write down the equation for the disintegration.</text:p>
      <text:p text:style-name="P1"/>
      <text:p text:style-name="P1">Determine the energy of the <text:span text:style-name="T6">gamma - </text:span>ray, if the <text:span text:style-name="T6">alpha </text:span>—particle is emitted with energy of 2.38 M<text:span text:style-name="T6">e</text:span>V. Given that rest mass of <text:span text:style-name="T6">### insert chem stuff here ### </text:span>Th = 226.0249 a.m.u. , <text:span text:style-name="T6">HERETOO</text:span> Ra = 222.0154 a.m.u. and <text:span text:style-name="T6">alpha</text:span> - particle = 4.0026 a.m.u. </text:p>
      <text:p text:style-name="P1"/>
      <text:p text:style-name="P1">When 6 nucleus of deuterium (hydrogen-2) fuses with a nucleus of tritium (<text:span text:style-name="T6">h</text:span>ydrogen-3) to helium nucleus and a neutron, 288x10<text:span text:style-name="T6">^{-12} J</text:span> of energy is released. The equation for the reaction is represented as <text:span text:style-name="T6">### insert chem stuff here ###</text:span>. Calculate the mass <text:span text:style-name="T6">o</text:span>f helium nucleus produced. </text:p>
      <text:p text:style-name="P1"/>
      <text:p text:style-name="P1">State the law of force acting on a conductor of length <text:span text:style-name="T7">l </text:span>carrying an <text:span text:style-name="T7">electric</text:span> current <text:span text:style-name="T7">i</text:span>n a <text:span text:style-name="T7">magnetic</text:span> field. </text:p>
      <text:p text:style-name="P1"/>
      <text:p text:style-name="P1">Draw the diagram of the solenoid with certain number of tums placed in the magnetic <text:span text:style-name="T7">f</text:span>ield and indicate any suitable directions of the <text:span text:style-name="T7">fl</text:span>ow of current <text:span text:style-name="T7">in it.</text:span></text:p>
      <text:p text:style-name="P1"/>
      <text:p text:style-name="P1">Write d<text:span text:style-name="T7">o</text:span>wn the formul<text:span text:style-name="T7">a</text:span> for the magnetic field induced at the centre of <text:span text:style-name="T7">solenoid</text:span>. </text:p>
      <text:p text:style-name="P1"/>
      <text:p text:style-name="P1"><text:span text:style-name="T8">It</text:span> is desired to design a solenoid that produces a magnetic field of 0.1 T at the centre. <text:span text:style-name="T8">I</text:span>f the radius of soleno<text:span text:style-name="T8">i</text:span>d <text:span text:style-name="T8">is 5 cm</text:span>, its length is <text:span text:style-name="T8">50 c</text:span>m and carries a current of <text:span text:style-name="T8">10 A</text:span>; Calculate:</text:p>
      <text:p text:style-name="P1"><text:span text:style-name="T8">(i) </text:span>The number of turns per unit length of the solenoid. </text:p>
      <text:p text:style-name="P7"><text:span text:style-name="T8">(ii) </text:span>The total length of a wire required. </text:p>
      <text:p text:style-name="P1"/>
      <text:p text:style-name="P1">State the Biot-Savart law. </text:p>
      <text:p text:style-name="P1"/>
      <text:p text:style-name="P1">In a hydrogen atom, an electron keeps moving around its nucleus with a co<text:span text:style-name="T8">n</text:span>stant speed of <text:span text:style-name="T8">2.18x10^6 m/s.</text:span> Assuming that the orbit is a circular of radius 5.3x10<text:span text:style-name="T8">^{-11}</text:span> <text:span text:style-name="T8">m</text:span>. determine the <text:span text:style-name="T8">magnetic</text:span> flux density produced at the <text:span text:style-name="T8">site o</text:span>f the proton in the <text:span text:style-name="T8">nucleus</text:span>. </text:p>
      <text:p text:style-name="P1"/>
      <text:p text:style-name="P1">Use the Rydberg constant, <text:span text:style-name="T9">R_H</text:span> =1.0974x<text:span text:style-name="T9">1</text:span>0<text:span text:style-name="T9">^7 m^{-1}</text:span> to calculate the shortest wavelength of the Balmer series. </text:p>
      <text:p text:style-name="P1"/>
      <text:p text:style-name="P1">Use the Bohr's theory for hydrogen atom to determine the:</text:p>
      <text:p text:style-name="P8"><text:span text:style-name="T8">(i) </text:span>Radius of the first orbit of the hydrogen atom in A units. </text:p>
      <text:p text:style-name="P8"><text:span text:style-name="T8">(ii) </text:span>Velocity of the electron in the first or<text:span text:style-name="T9">b</text:span>it. </text:p>
      <text:p text:style-name="P1"/>
      <text:p text:style-name="P1">Wha<text:span text:style-name="T9">t</text:span> is ionization potential <text:span text:style-name="T9">of</text:span> an atom?</text:p>
      <text:p text:style-name="P1"/>
      <text:p text:style-name="P1">Show that the ionization potential of hydrogen <text:span text:style-name="T9">is 13.6 eV</text:span>. </text:p>
      <text:p text:style-name="P1"/>
      <text:p text:style-name="P1">How can you account for the chemical <text:span text:style-name="T9">behavior</text:span> of atoms on the basis of the atomic electrons and shells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1T22:07:56.092754804</dc:date>
    <meta:editing-duration>PT39M7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3" meta:paragraph-count="62" meta:word-count="1302" meta:character-count="7075" meta:non-whitespace-character-count="5792"/>
  </office:meta>
</office:document-meta>
</file>